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5.8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<text:a xlink:href="https://archlinux.org/packages/extra/x86_64/baobab/" xlink:type="simple">baobab</text:a></text:p>
          </table:table-cell>
          <table:table-cell office:value-type="string" calcext:value-type="string">
            <text:p>A graphical directory tree analyz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cheese/" xlink:type="simple">cheese</text:a></text:p>
          </table:table-cell>
          <table:table-cell office:value-type="string" calcext:value-type="string">
            <text:p>Take photos and videos with your webcam, with fun graphical effect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eog/" xlink:type="simple">eog</text:a></text:p>
          </table:table-cell>
          <table:table-cell office:value-type="string" calcext:value-type="string">
            <text:p>Eye of Gnome: An image viewing and cataloging program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epiphany/" xlink:type="simple">epiphany</text:a></text:p>
          </table:table-cell>
          <table:table-cell office:value-type="string" calcext:value-type="string">
            <text:p>A GNOME web browser based on the WebKit rendering engin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evince/" xlink:type="simple">evince</text:a></text:p>
          </table:table-cell>
          <table:table-cell office:value-type="string" calcext:value-type="string">
            <text:p>Document viewer (PDF, PostScript, XPS, djvu, dvi, tiff, cbr, cbz, cb7, cbt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dm/" xlink:type="simple">gdm</text:a></text:p>
          </table:table-cell>
          <table:table-cell office:value-type="string" calcext:value-type="string">
            <text:p>Display manager and login screen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gnome-backgrounds/" xlink:type="simple">gnome-backgrounds</text:a></text:p>
          </table:table-cell>
          <table:table-cell office:value-type="string" calcext:value-type="string">
            <text:p>Background images and data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alculator/" xlink:type="simple">gnome-calculator</text:a></text:p>
          </table:table-cell>
          <table:table-cell office:value-type="string" calcext:value-type="string">
            <text:p>GNOME Scientific calculato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alendar/" xlink:type="simple">gnome-calendar</text:a></text:p>
          </table:table-cell>
          <table:table-cell office:value-type="string" calcext:value-type="string">
            <text:p>Simple and beautiful calendar application designed to perfectly fit the GNOME desktop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haracters/" xlink:type="simple">gnome-characters</text:a></text:p>
          </table:table-cell>
          <table:table-cell office:value-type="string" calcext:value-type="string">
            <text:p>A character map ap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locks/" xlink:type="simple">gnome-clocks</text:a></text:p>
          </table:table-cell>
          <table:table-cell office:value-type="string" calcext:value-type="string">
            <text:p>Clocks applications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olor-manager/" xlink:type="simple">gnome-color-manager</text:a></text:p>
          </table:table-cell>
          <table:table-cell office:value-type="string" calcext:value-type="string">
            <text:p>GNOME Color Profile Tool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onnections/" xlink:type="simple">gnome-connections</text:a></text:p>
          </table:table-cell>
          <table:table-cell office:value-type="string" calcext:value-type="string">
            <text:p>Remote desktop client for the GNOME desktop environment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onsole/" xlink:type="simple">gnome-console</text:a></text:p>
          </table:table-cell>
          <table:table-cell office:value-type="string" calcext:value-type="string">
            <text:p>A simple user-friendly terminal emulator for the GNOME desktop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ontacts/" xlink:type="simple">gnome-contacts</text:a></text:p>
          </table:table-cell>
          <table:table-cell office:value-type="string" calcext:value-type="string">
            <text:p>Contacts Manager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control-center/" xlink:type="simple">gnome-control-center</text:a></text:p>
          </table:table-cell>
          <table:table-cell office:value-type="string" calcext:value-type="string">
            <text:p>GNOME's main interface to configure various aspects of the desktop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disk-utility/" xlink:type="simple">gnome-disk-utility</text:a></text:p>
          </table:table-cell>
          <table:table-cell office:value-type="string" calcext:value-type="string">
            <text:p>Disk Management Utility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font-viewer/" xlink:type="simple">gnome-font-viewer</text:a></text:p>
          </table:table-cell>
          <table:table-cell office:value-type="string" calcext:value-type="string">
            <text:p>A font viewer utility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keyring/" xlink:type="simple">gnome-keyring</text:a></text:p>
          </table:table-cell>
          <table:table-cell office:value-type="string" calcext:value-type="string">
            <text:p>Stores passwords and encryption key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logs/" xlink:type="simple">gnome-logs</text:a></text:p>
          </table:table-cell>
          <table:table-cell office:value-type="string" calcext:value-type="string">
            <text:p>A log viewer for the systemd journal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maps/" xlink:type="simple">gnome-maps</text:a></text:p>
          </table:table-cell>
          <table:table-cell office:value-type="string" calcext:value-type="string">
            <text:p>A simple GNOME 3 maps ap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menus/" xlink:type="simple">gnome-menus</text:a></text:p>
          </table:table-cell>
          <table:table-cell office:value-type="string" calcext:value-type="string">
            <text:p>GNOME menu specification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gnome-music/" xlink:type="simple">gnome-music</text:a></text:p>
          </table:table-cell>
          <table:table-cell office:value-type="string" calcext:value-type="string">
            <text:p>Music player and management applicati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photos/" xlink:type="simple">gnome-photos</text:a></text:p>
          </table:table-cell>
          <table:table-cell office:value-type="string" calcext:value-type="string">
            <text:p>Access, organize, and share your photos on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remote-desktop/" xlink:type="simple">gnome-remote-desktop</text:a></text:p>
          </table:table-cell>
          <table:table-cell office:value-type="string" calcext:value-type="string">
            <text:p>GNOME Remote Desktop serv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session/" xlink:type="simple">gnome-session</text:a></text:p>
          </table:table-cell>
          <table:table-cell office:value-type="string" calcext:value-type="string">
            <text:p>The GNOME Session Handl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settings-daemon/" xlink:type="simple">gnome-settings-daemon</text:a></text:p>
          </table:table-cell>
          <table:table-cell office:value-type="string" calcext:value-type="string">
            <text:p>GNOME Settings Daemon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shell/" xlink:type="simple">gnome-shell</text:a></text:p>
          </table:table-cell>
          <table:table-cell office:value-type="string" calcext:value-type="string">
            <text:p>Next generation desktop shell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gnome-shell-extensions/" xlink:type="simple">gnome-shell-extensions</text:a></text:p>
          </table:table-cell>
          <table:table-cell office:value-type="string" calcext:value-type="string">
            <text:p>Extensions for GNOME shell, including classic mod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software/" xlink:type="simple">gnome-software</text:a></text:p>
          </table:table-cell>
          <table:table-cell office:value-type="string" calcext:value-type="string">
            <text:p>GNOME Software Tool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system-monitor/" xlink:type="simple">gnome-system-monitor</text:a></text:p>
          </table:table-cell>
          <table:table-cell office:value-type="string" calcext:value-type="string">
            <text:p>View current processes and monitor system stat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text-editor/" xlink:type="simple">gnome-text-editor</text:a></text:p>
          </table:table-cell>
          <table:table-cell office:value-type="string" calcext:value-type="string">
            <text:p>A simple text editor for the GNOME desktop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tour/" xlink:type="simple">gnome-tour</text:a></text:p>
          </table:table-cell>
          <table:table-cell office:value-type="string" calcext:value-type="string">
            <text:p>Guided tour and greeter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gnome-user-docs/" xlink:type="simple">gnome-user-docs</text:a></text:p>
          </table:table-cell>
          <table:table-cell office:value-type="string" calcext:value-type="string">
            <text:p>User documentation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nome-user-share/" xlink:type="simple">gnome-user-share</text:a></text:p>
          </table:table-cell>
          <table:table-cell office:value-type="string" calcext:value-type="string">
            <text:p>Easy to use user-level file sharing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gnome-weather/" xlink:type="simple">gnome-weather</text:a></text:p>
          </table:table-cell>
          <table:table-cell office:value-type="string" calcext:value-type="string">
            <text:p>Access current weather conditions and forecast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rilo-plugins/" xlink:type="simple">grilo-plugins</text:a></text:p>
          </table:table-cell>
          <table:table-cell office:value-type="string" calcext:value-type="string">
            <text:p>A collection of plugins for the Grilo framework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/" xlink:type="simple">gvfs</text:a></text:p>
          </table:table-cell>
          <table:table-cell office:value-type="string" calcext:value-type="string">
            <text:p>Virtual filesystem implementation for GIO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afc/" xlink:type="simple">gvfs-afc</text:a></text:p>
          </table:table-cell>
          <table:table-cell office:value-type="string" calcext:value-type="string">
            <text:p>Virtual filesystem implementation for GIO (AFC backend; Apple mobile devices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goa/" xlink:type="simple">gvfs-goa</text:a></text:p>
          </table:table-cell>
          <table:table-cell office:value-type="string" calcext:value-type="string">
            <text:p>Virtual filesystem implementation for GIO (Gnome Online Accounts backend; cloud storage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google/" xlink:type="simple">gvfs-google</text:a></text:p>
          </table:table-cell>
          <table:table-cell office:value-type="string" calcext:value-type="string">
            <text:p>Virtual filesystem implementation for GIO (Google Drive backend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gphoto2/" xlink:type="simple">gvfs-gphoto2</text:a></text:p>
          </table:table-cell>
          <table:table-cell office:value-type="string" calcext:value-type="string">
            <text:p>Virtual filesystem implementation for GIO (gphoto2 backend; PTP camera, MTP media play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mtp/" xlink:type="simple">gvfs-mtp</text:a></text:p>
          </table:table-cell>
          <table:table-cell office:value-type="string" calcext:value-type="string">
            <text:p>Virtual filesystem implementation for GIO (MTP backend; Android, media play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nfs/" xlink:type="simple">gvfs-nfs</text:a></text:p>
          </table:table-cell>
          <table:table-cell office:value-type="string" calcext:value-type="string">
            <text:p>Virtual filesystem implementation for GIO (NFS backend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gvfs-smb/" xlink:type="simple">gvfs-smb</text:a></text:p>
          </table:table-cell>
          <table:table-cell office:value-type="string" calcext:value-type="string">
            <text:p>Virtual filesystem implementation for GIO (SMB/CIFS backend; Windows client)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malcontent/" xlink:type="simple">malcontent</text:a></text:p>
          </table:table-cell>
          <table:table-cell office:value-type="string" calcext:value-type="string">
            <text:p>Parental control support for application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nautilus/" xlink:type="simple">nautilus</text:a></text:p>
          </table:table-cell>
          <table:table-cell office:value-type="string" calcext:value-type="string">
            <text:p>Default file manager for GNOME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any/orca/" xlink:type="simple">orca</text:a></text:p>
          </table:table-cell>
          <table:table-cell office:value-type="string" calcext:value-type="string">
            <text:p>Screen reader for individuals who are blind or visually impaired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rygel/" xlink:type="simple">rygel</text:a></text:p>
          </table:table-cell>
          <table:table-cell office:value-type="string" calcext:value-type="string">
            <text:p>UPnP AV MediaServer and MediaRender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simple-scan/" xlink:type="simple">simple-scan</text:a></text:p>
          </table:table-cell>
          <table:table-cell office:value-type="string" calcext:value-type="string">
            <text:p>Simple scanning utility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sushi/" xlink:type="simple">sushi</text:a></text:p>
          </table:table-cell>
          <table:table-cell office:value-type="string" calcext:value-type="string">
            <text:p>A quick previewer for Nautilus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totem/" xlink:type="simple">totem</text:a></text:p>
          </table:table-cell>
          <table:table-cell office:value-type="string" calcext:value-type="string">
            <text:p>Movie player for the GNOME desktop based on GStream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tracker3-miners/" xlink:type="simple">tracker3-miners</text:a></text:p>
          </table:table-cell>
          <table:table-cell office:value-type="string" calcext:value-type="string">
            <text:p>Collection of data extractors for Tracker/Nepomuk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xdg-desktop-portal-gnome/" xlink:type="simple">xdg-desktop-portal-gnome</text:a></text:p>
          </table:table-cell>
          <table:table-cell office:value-type="string" calcext:value-type="string">
            <text:p>A backend implementation for xdg-desktop-portal for the GNOME desktop environment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xdg-user-dirs-gtk/" xlink:type="simple">xdg-user-dirs-gtk</text:a></text:p>
          </table:table-cell>
          <table:table-cell office:value-type="string" calcext:value-type="string">
            <text:p>Creates user dirs and asks to relocalize t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archlinux.org/packages/extra/x86_64/yelp/" xlink:type="simple">yelp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0:15:29.557875408</meta:creation-date>
    <dc:date>2023-09-02T10:22:11.343933484</dc:date>
    <meta:editing-duration>PT6M42S</meta:editing-duration>
    <meta:editing-cycles>1</meta:editing-cycles>
    <meta:document-statistic meta:table-count="1" meta:cell-count="111" meta:object-count="0"/>
    <meta:generator>LibreOffice/7.6.0.3$Linux_X86_64 LibreOffice_project/60$Build-3</meta:generator>
  </office:meta>
</office:document-meta>
</file>